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6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158466" fo:language="zxx" fo:country="none" style:language-asian="zxx" style:country-asian="none" style:language-complex="zxx" style:country-complex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zxx" fo:country="none" style:language-asian="zxx" style:country-asian="none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zxx" fo:country="none" style:language-asian="zxx" style:country-asian="none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13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. of Rooms</text:p>
          </table:table-cell>
          <table:table-cell table:style-name="ce2" office:value-type="string" calcext:value-type="string">
            <text:p>Number From Filename</text:p>
          </table:table-cell>
          <table:table-cell table:style-name="ce2" office:value-type="string" calcext:value-type="string">
            <text:p>Internal Room Texture Archive Used</text:p>
          </table:table-cell>
          <table:table-cell table:style-name="ce4" office:value-type="string" calcext:value-type="string">
            <text:p>Chapter (estimates from what I remember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9_dummy_template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Dummy Room, New Look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_beach</text:p>
          </table:table-cell>
          <table:table-cell table:style-name="ce5" office:value-type="string" calcext:value-type="string">
            <text:p>Chapter 0</text:p>
          </table:table-cell>
          <table:table-cell office:value-type="string" calcext:value-type="string">
            <text:p>Room where you meet Nagito on the island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_airport</text:p>
          </table:table-cell>
          <table:table-cell table:style-name="ce5" office:value-type="string" calcext:value-type="string">
            <text:p>Chapter 0</text:p>
          </table:table-cell>
          <table:table-cell office:value-type="string" calcext:value-type="string">
            <text:p>Airport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_market</text:p>
          </table:table-cell>
          <table:table-cell table:style-name="ce5" office:value-type="string" calcext:value-type="string">
            <text:p>Chapter 0</text:p>
          </table:table-cell>
          <table:table-cell office:value-type="string" calcext:value-type="string">
            <text:p>Room where Hajime bullies girls, Shop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4_farm</text:p>
          </table:table-cell>
          <table:table-cell table:style-name="ce5" office:value-type="string" calcext:value-type="string">
            <text:p>Chapter 0</text:p>
          </table:table-cell>
          <table:table-cell office:value-type="string" calcext:value-type="string">
            <text:p>Farm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5_hoteru_Annex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Cabin Shack Room getting to the Dinner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6__hall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Dinner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6__hall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Dinner, Byakuya dead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8_annex_kitchen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Kitchen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9_annex_storeroom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Room with the Laundary and Irons where Chiaki says your (chest is) hard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_annex_office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Genuilney don't remember at all, Hidden Monokuma though so it's probably used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2_annex_wc</text:p>
          </table:table-cell>
          <table:table-cell table:style-name="ce5" office:value-type="string" calcext:value-type="string">
            <text:p>Chapter 1</text:p>
          </table:table-cell>
          <table:table-cell office:value-type="string" calcext:value-type="string">
            <text:p>Shack toilet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9_first_island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Island 1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g_020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Island 2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21_library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Library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2_diner_parking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Outside Dinner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3_diner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In Dinner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24_drug_store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Drug Store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25_chandorabeach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Outside Beach House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26_beachHouse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Inside Beach House, Mahiru Dead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28_shower_room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Inside Bath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29_closet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Beach House, checking Shelves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0_ruins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Outside Ancient Ruin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2_second_island2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CH6/0 Glitchy World Island 2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0_three_island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sland 3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41_electric_store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Computer Allyway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42_cinema_lobby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Before Entering Cinema, Dekomaru poster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43_cinema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nside Cinema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4_motel_parking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Outside Motel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45_motel_room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nside Motel Room with Mexican Monokuma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46_Livehouse_parking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Outside Titty Typhoon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47_LiveHouse_ACDE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nside Titty Typhoon, Ibuki Dead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48_LiveHouse_B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nside Titty Typhoon, when Ibuki destroys everyone's ears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53_LiveHouse_Backyard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Inside Titty Typhoon, Room with Stickers, Mirror and rolls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5" office:value-type="string" calcext:value-type="string">
            <text:p>CRASH</text:p>
          </table:table-cell>
          <table:table-cell office:value-type="string" calcext:value-type="string">
            <text:p>CRASH (Invisible Room?, SIGSEVS when entering from 2D only room, Works on PSP)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55_hospital_lobby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Entrance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56_hospital_1F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3D Hospital Walk, Maxican Monokuma hidden behind window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59_hospital_kuzuryu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Fuyuhiko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60_hospital_mioda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???, Flowers in pot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61_hospital_komaeda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Nagito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62_hospital_owari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???, Banana in pot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63_hospital_naproom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Where you sleep and Mikan gets on you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64_hospital_meetingroom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Hospital Room - Where Mikan faked Ibuki's death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g_70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Island 4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71_S_house_corrido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72_strawberry_luxury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 - Fancy Room with a Skull with Candy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72_strawberry_luxury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 - Same thing as above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74_strawberry_regula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 - Fancier Room, Hidden Monokuma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75_strawberry_poor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 - Shit Room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75_strawberry_poor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awberry House - Same thing as above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79_M_house_corrido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80_muscat_luxury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 - Fancy Room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80_muscat_luxury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 - Same thing as above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82_muscat_regula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 - Fancier Room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83_muscat_poor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 - Shit Room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83_muscat_poor_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Grape House - Same thing as above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86_monokuma_archive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Monokuma Museum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87_S_towe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/GRA Elevator - Strawberry - Nekomaru Robot Dead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87_S_towe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/GRA Elevator - Strawberry - Inspecting Nekomaru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90_S_tower_monokuma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/GRA Elevator - Monokuma Rock for Class Trial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91_M_towe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/GRA Elevator - Grape - Nekomaru Robot Dead</text:p>
          </table:table-cell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91_M_tower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STR/GRA Elevator - Grape - Inspecting Nekomaru</text:p>
          </table:table-cell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96_final_dead_room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That SAW parody Room where Nagito has luck</text:p>
          </table:table-cell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97_okutagon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Room where Nagito finds Hajime's talent and the octagon is very obvious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_hotel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3D Hotel Walk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_lobby_new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Hotel Lobby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_restaurant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Hotel Dinner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_hinata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Hajime's Room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5_komaeda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Nagito’s Room with Tressure Box with Journal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_gundam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Gundham's Room</text:p>
          </table:table-cell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7_souda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Soda's Room</text:p>
          </table:table-cell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_togami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Room with books and envelope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9_hanamura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Teruteru's Room, pixelated porn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_nidai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Room with Cheering flag, probably Nekomaru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1_kuzuryu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Room with snacks and painting saying Moral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_owari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Room with trash</text:p>
          </table:table-cell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13_nanami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Chiaki's Room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_sonia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Sonia's Room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5_hiyoko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Room with more Japanase decor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_koizumi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Mahiru's Room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7_tsumiki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Mikan's Room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_mioda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Ibuki's Room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_pekoyama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Room with Samurai stuff and Futon, probably Pekoyama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_lobby_burnt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Exploded Hotel Lobby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_nezumi_castle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Entrance to Nizumi Castel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31_castl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Nizumi's Castel Inside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_bikkuri house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rain to Shithouse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3_monomi house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Entrance to Monomi's House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_monomi_hous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Monomi's House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35_Roller coaster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Rollercoaster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_center_island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Central Island, no stop at Monokuma Rock</text:p>
          </table:table-cell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0_center_island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Central Island, but with Exisals and Monokuma Rock</text:p>
          </table:table-cell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-143_jabberwock park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Jabberwock Park (but with Exisals)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2-143_jabberwock park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Jabberwock Park, preparation for Twilight Syndrome game</text:p>
          </table:table-cell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g_144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Monokuma Rock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nokuma_rock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Monokuma Rock with elevator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_monokuma_timer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Jabberwock Park, before bomb explodes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g_160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Island 5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1_java_military_facilities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Army Base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_doll_factory_entranc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Entrance to Monokuma Factory and Goods Warehouse, fire sprites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3_doll_factory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Monokuma's factory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3_doll_factory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Monokuma's factory with fireworks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65_kitchen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Room where you pick Fire Grenades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-169_warehous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Goods Warehouse, Normal state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66-169_warehous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Goods Warehouse, Burnt but Nagito under smoke</text:p>
          </table:table-cell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6-169_warehous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Goods Warehouse, Back of it, Nagito's dead body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66-169_warehouse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was used for the Body Found scene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_watatsumi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Existal factory</text:p>
          </table:table-cell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1_yatai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Vendor Town</text:p>
          </table:table-cell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66-169_warehouse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Goods Warehouse, full of smoke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_ClassRoom</text:p>
          </table:table-cell>
          <table:table-cell office:value-type="string" calcext:value-type="string">
            <text:p>Chapter 0</text:p>
          </table:table-cell>
          <table:table-cell office:value-type="string" calcext:value-type="string">
            <text:p>NOT UNUSED ROOM, Used before Monomi appears, DR1 style, hovering over stuff you were never meant to hover has Japanase text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g_200_LawCourt_1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Trial CH1</text:p>
          </table:table-cell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g_201_LawCourt_2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Trial CH2</text:p>
          </table:table-cell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g_202_LawCourt_3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rial CH3</text:p>
          </table:table-cell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g_203_Lawcourt_4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Trial CH4</text:p>
          </table:table-cell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g_204_LawCourt_5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Trial CH5</text:p>
          </table:table-cell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g_205_Lawcourt_6a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</text:p>
          </table:table-cell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g_200_LawCourt_1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Trial CH1, Used for Results and after talk</text:p>
          </table:table-cell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g_201_LawCourt_2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Trial CH2, Used for Results and after talk</text:p>
          </table:table-cell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g_202_LawCourt_3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rial CH3, Used for Results and after talk</text:p>
          </table:table-cell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g_203_Lawcourt_4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Trial CH4, Used for Results and after talk</text:p>
          </table:table-cell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g_204_LawCourt_5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Trial CH5, Used for Results and after talk</text:p>
          </table:table-cell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g_205_Lawcourt_6a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, Used for Results and after talk</text:p>
          </table:table-cell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g_220_LawCourt_6b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, Wireframe and 01010101</text:p>
          </table:table-cell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g_221_LawCourt_6c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, 3D Junko</text:p>
          </table:table-cell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g_222_LawCourt_6d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, World Reset</text:p>
          </table:table-cell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g_223_LawCourt_6e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Trial CH6, Izuru Kamakura Room</text:p>
          </table:table-cell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g_250_classRoom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First Classroom, Internally treated as just the 2D Island Travel rooms</text:p>
          </table:table-cell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g_251_classRoom_dead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Dead Body in Classroom</text:p>
          </table:table-cell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g_252_passage_1F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1F</text:p>
          </table:table-cell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g_253_passage_2F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2F</text:p>
          </table:table-cell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g_254_musicStudio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Dead Body in Piano Room</text:p>
          </table:table-cell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g_255_backyard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Outside of School</text:p>
          </table:table-cell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g_256_incinerator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Twilight Syndrome, Incirenator</text:p>
          </table:table-cell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59_passage_1F_noBug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1</text:p>
          </table:table-cell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60_passage_1F_Bug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1, but now glitches with wireframe</text:p>
          </table:table-cell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61_passage_2F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2</text:p>
          </table:table-cell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62_oassage_3F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3</text:p>
          </table:table-cell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63_passage_4F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4</text:p>
          </table:table-cell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64_passage_5F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 Floor 5</text:p>
          </table:table-cell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65_1F_classRoomA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First Room after you get transported to the rooms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66_1F_classRoomB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Makoto and Cihiro Room</text:p>
          </table:table-cell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67_gym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Gym</text:p>
          </table:table-cell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8_laundry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Lanudary</text:p>
          </table:table-cell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69_refreshRoom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Billiards</text:p>
          </table:table-cell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70_library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Library</text:p>
          </table:table-cell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71_musicStudio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Paino</text:p>
          </table:table-cell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72_staffRoom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Botanics</text:p>
          </table:table-cell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73_martialArtsGym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Archery Room</text:p>
          </table:table-cell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74_biologyRoom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Cryogenics Room</text:p>
          </table:table-cell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_5F_classRoomA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Classroom with the Book on the Most Tragic event</text:p>
          </table:table-cell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6_5F_classRoomB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Classroom with Zebra stripes</text:p>
          </table:table-cell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7_program_passage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DR1, Room going to final door before trial</text:p>
          </table:table-cell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ea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Walk Around Early Island</text:p>
          </table:table-cell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ea_02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same as above but locked camera</text:p>
          </table:table-cell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cottage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Shack/Cottage</text:p>
          </table:table-cell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2d_area1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seemingly just trees and that's all</text:p>
          </table:table-cell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d_area1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ROOM, early version of Island 1 2D section, no bridge model</text:p>
          </table:table-cell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999_dummy_template</text:p>
          </table:table-cell>
          <table:table-cell table:style-name="ce5" office:value-type="string" calcext:value-type="string">
            <text:p>UNUSED</text:p>
          </table:table-cell>
          <table:table-cell office:value-type="string" calcext:value-type="string">
            <text:p>CRASH UNUSED ROOM, dummy model, crashes after loading inside on a function that detects if you can look up or down</text:p>
          </table:table-cell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5" office:value-type="string" calcext:value-type="string">
            <text:p>UNUSED</text:p>
          </table:table-cell>
          <table:table-cell office:value-type="string" calcext:value-type="string">
            <text:p>UNUSED Trial CH6, same as 220 but with rotating blocks appearing from time to time</text:p>
          </table:table-cell>
        </table:table-row>
        <table:table-row table:style-name="ro2" table:number-rows-repeated="1048414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155:Sheet1.D161 Sheet1.D36:Sheet1.D36 Sheet1.D2:Sheet1.D13 Sheet1.D108:Sheet1.D108">
            <calcext:condition calcext:apply-style-name="Bad" calcext:value="contains-text(&quot;UNUSED&quot;)" calcext:base-cell-address="Sheet1.D2"/>
          </calcext:conditional-format>
          <calcext:conditional-format calcext:target-range-address="Sheet1.D155:Sheet1.D161 Sheet1.D36:Sheet1.D36 Sheet1.D2:Sheet1.D13 Sheet1.D108:Sheet1.D108">
            <calcext:condition calcext:apply-style-name="Warning" calcext:value="contains-text(&quot;CRASH&quot;)" calcext:base-cell-address="Sheet1.D2"/>
          </calcext:conditional-format>
        </calcext:conditional-formats>
      </table:table>
      <table:table table:name="PSP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bg_010.pak</text:p>
          </table:table-cell>
          <table:table-cell office:value-type="string" calcext:value-type="string">
            <text:p>DR1 Sho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3.pak</text:p>
          </table:table-cell>
          <table:table-cell office:value-type="string" calcext:value-type="string">
            <text:p>DR1 Unused Room with Refridgera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4.pak</text:p>
          </table:table-cell>
          <table:table-cell office:value-type="string" calcext:value-type="string">
            <text:p>DR1 First Classroom you wake up în, cheeta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5.pak</text:p>
          </table:table-cell>
          <table:table-cell table:style-name="ce13" office:value-type="string" calcext:value-type="string">
            <text:p>DR1 Classroom, Blue Zeb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6.pak</text:p>
          </table:table-cell>
          <table:table-cell office:value-type="string" calcext:value-type="string">
            <text:p>DR1 Boys Bath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7.pak</text:p>
          </table:table-cell>
          <table:table-cell office:value-type="string" calcext:value-type="string">
            <text:p>DR1 Girls Bath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18.pak</text:p>
          </table:table-cell>
          <table:table-cell office:value-type="string" calcext:value-type="string">
            <text:p>DR1 DEMO Floor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27.pak</text:p>
          </table:table-cell>
          <table:table-cell office:value-type="string" calcext:value-type="string">
            <text:p>DR1 Boys Locker Room with shitst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1.pak</text:p>
          </table:table-cell>
          <table:table-cell office:value-type="string" calcext:value-type="string">
            <text:p>DR1 Classroom, Leaf Patter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3.pak</text:p>
          </table:table-cell>
          <table:table-cell office:value-type="string" calcext:value-type="string">
            <text:p>DR1 Boys Bathroom,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4.pak</text:p>
          </table:table-cell>
          <table:table-cell office:value-type="string" calcext:value-type="string">
            <text:p>DR1 Girls Bathroom,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5.pak</text:p>
          </table:table-cell>
          <table:table-cell office:value-type="string" calcext:value-type="string">
            <text:p>DR1 Boys Bathroom, Inspecting Last St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6.pak</text:p>
          </table:table-cell>
          <table:table-cell office:value-type="string" calcext:value-type="string">
            <text:p>DR1 That one hidden room with the lapto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37.pak</text:p>
          </table:table-cell>
          <table:table-cell office:value-type="string" calcext:value-type="string">
            <text:p>DR1 Boys Locker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49.pak</text:p>
          </table:table-cell>
          <table:table-cell office:value-type="string" calcext:value-type="string">
            <text:p>UNUSED ROOM, Early Titty Typhoon, Ibuki Mannequ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50.pak</text:p>
          </table:table-cell>
          <table:table-cell office:value-type="string" calcext:value-type="string">
            <text:p>UNUSED ROOM, Early Titty Typhoon, Ibuki and Bitch Mannequ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51.pak</text:p>
          </table:table-cell>
          <table:table-cell office:value-type="string" calcext:value-type="string">
            <text:p>UNUSED ROOM, Early Titty Typhoon, Ibuki Down and Bitch Mannequ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52.pak</text:p>
          </table:table-cell>
          <table:table-cell office:value-type="string" calcext:value-type="string">
            <text:p>UNUSED ROOM, Early Titty Typhoon, Inspecting Crime Scene St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54.pak</text:p>
          </table:table-cell>
          <table:table-cell office:value-type="string" calcext:value-type="string">
            <text:p>UNUSED ROOM, Early Titty Typhoon, Clo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65.pak</text:p>
          </table:table-cell>
          <table:table-cell office:value-type="string" calcext:value-type="string">
            <text:p>DR1 Botanics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66.pak</text:p>
          </table:table-cell>
          <table:table-cell office:value-type="string" calcext:value-type="string">
            <text:p>DR1 Headmaster room but not the one where he slee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67.pak</text:p>
          </table:table-cell>
          <table:table-cell office:value-type="string" calcext:value-type="string">
            <text:p>DR1 Piano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68.pak</text:p>
          </table:table-cell>
          <table:table-cell office:value-type="string" calcext:value-type="string">
            <text:p>DR1 Spying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69.pak</text:p>
          </table:table-cell>
          <table:table-cell office:value-type="string" calcext:value-type="string">
            <text:p>DR1 Junko Hiding Pl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85.pak</text:p>
          </table:table-cell>
          <table:table-cell office:value-type="string" calcext:value-type="string">
            <text:p>DR1 Inside Sh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092.pak</text:p>
          </table:table-cell>
          <table:table-cell office:value-type="string" calcext:value-type="string">
            <text:p>DR1 Distrust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1.pak</text:p>
          </table:table-cell>
          <table:table-cell office:value-type="string" calcext:value-type="string">
            <text:p>DR1 Kyoko’s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2.pak</text:p>
          </table:table-cell>
          <table:table-cell office:value-type="string" calcext:value-type="string">
            <text:p>DR1 Inspecting Bath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3.pak</text:p>
          </table:table-cell>
          <table:table-cell office:value-type="string" calcext:value-type="string">
            <text:p>DR1 Aoi Asahina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4.pak</text:p>
          </table:table-cell>
          <table:table-cell office:value-type="string" calcext:value-type="string">
            <text:p>DR1 Inspecting Bathroom,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5.pak</text:p>
          </table:table-cell>
          <table:table-cell office:value-type="string" calcext:value-type="string">
            <text:p>DR1 Lots of Books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6.pak</text:p>
          </table:table-cell>
          <table:table-cell office:value-type="string" calcext:value-type="string">
            <text:p>DR1 Inspecting Bathroom, Again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7.pak</text:p>
          </table:table-cell>
          <table:table-cell office:value-type="string" calcext:value-type="string">
            <text:p>DR1 Sakura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8.pak</text:p>
          </table:table-cell>
          <table:table-cell office:value-type="string" calcext:value-type="string">
            <text:p>DR1 Inspecting Bathroom, Again Again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29.pak</text:p>
          </table:table-cell>
          <table:table-cell office:value-type="string" calcext:value-type="string">
            <text:p>DR1 Celeste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36.pak</text:p>
          </table:table-cell>
          <table:table-cell office:value-type="string" calcext:value-type="string">
            <text:p>DR1 Kitch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37.pak</text:p>
          </table:table-cell>
          <table:table-cell office:value-type="string" calcext:value-type="string">
            <text:p>DR1 Room with incinerator, gra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38.pak</text:p>
          </table:table-cell>
          <table:table-cell office:value-type="string" calcext:value-type="string">
            <text:p>DR1 Same as above but without gra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39.pak</text:p>
          </table:table-cell>
          <table:table-cell office:value-type="string" calcext:value-type="string">
            <text:p>DR1 Laundar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46.pak</text:p>
          </table:table-cell>
          <table:table-cell office:value-type="string" calcext:value-type="string">
            <text:p>DR1 Fancy Boys Bath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47.pak</text:p>
          </table:table-cell>
          <table:table-cell office:value-type="string" calcext:value-type="string">
            <text:p>DR1 Fancy Girls Bath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48.pak</text:p>
          </table:table-cell>
          <table:table-cell office:value-type="string" calcext:value-type="string">
            <text:p>DR1 Abandoned Floor with no Door Textur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49.pak</text:p>
          </table:table-cell>
          <table:table-cell office:value-type="string" calcext:value-type="string">
            <text:p>DR1 Abandoned Dormito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1.pak</text:p>
          </table:table-cell>
          <table:table-cell office:value-type="string" calcext:value-type="string">
            <text:p>DR1 Headmaster Room but the one with the hidden do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2.pak</text:p>
          </table:table-cell>
          <table:table-cell office:value-type="string" calcext:value-type="string">
            <text:p>DR1 Kyoko Father Skull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3.pak</text:p>
          </table:table-cell>
          <table:table-cell office:value-type="string" calcext:value-type="string">
            <text:p>DR1 Fancy Boys Bathroom,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4.pak</text:p>
          </table:table-cell>
          <table:table-cell office:value-type="string" calcext:value-type="string">
            <text:p>DR1 Fancy Girls Bathroom, Ag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5.pak</text:p>
          </table:table-cell>
          <table:table-cell office:value-type="string" calcext:value-type="string">
            <text:p>DR1 Dumm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6.pak</text:p>
          </table:table-cell>
          <table:table-cell office:value-type="string" calcext:value-type="string">
            <text:p>DR1 Checking Incinera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7.pak</text:p>
          </table:table-cell>
          <table:table-cell office:value-type="string" calcext:value-type="string">
            <text:p>DR1 Abandoned Floor checking Yasuhiro’s loc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8.pak</text:p>
          </table:table-cell>
          <table:table-cell office:value-type="string" calcext:value-type="string">
            <text:p>DR1 Abandoned Floor checking ?????’s locker (i forgo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159.pak</text:p>
          </table:table-cell>
          <table:table-cell office:value-type="string" calcext:value-type="string">
            <text:p>DR1 DEMO Yasuhiro De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2.pak</text:p>
          </table:table-cell>
          <table:table-cell office:value-type="string" calcext:value-type="string">
            <text:p>DR1 Dumm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3.pak</text:p>
          </table:table-cell>
          <table:table-cell office:value-type="string" calcext:value-type="string">
            <text:p>DR1 Dumm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4.pak</text:p>
          </table:table-cell>
          <table:table-cell office:value-type="string" calcext:value-type="string">
            <text:p>DR1 Dumm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5.pak</text:p>
          </table:table-cell>
          <table:table-cell office:value-type="string" calcext:value-type="string">
            <text:p>DR1 Dummy Ro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6.pak</text:p>
          </table:table-cell>
          <table:table-cell office:value-type="string" calcext:value-type="string">
            <text:p>DR1 Room after you fall 100 me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7.pak</text:p>
          </table:table-cell>
          <table:table-cell office:value-type="string" calcext:value-type="string">
            <text:p>DR1 CH1 After Classt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8.pak</text:p>
          </table:table-cell>
          <table:table-cell office:value-type="string" calcext:value-type="string">
            <text:p>DR1 CH2 After Classt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219.pak</text:p>
          </table:table-cell>
          <table:table-cell office:value-type="string" calcext:value-type="string">
            <text:p>DR1 CH3 After Classt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g_500.pak</text:p>
          </table:table-cell>
          <table:table-cell office:value-type="string" calcext:value-type="string">
            <text:p>DR1 First Classroom with broken vertex lighting???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501.pak</text:p>
          </table:table-cell>
          <table:table-cell office:value-type="string" calcext:value-type="string">
            <text:p>DR1 Floor 1 Shop and Nurse Keep Out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519.pak</text:p>
          </table:table-cell>
          <table:table-cell office:value-type="string" calcext:value-type="string">
            <text:p>DR1 CH4 After Classtrial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548.pak</text:p>
          </table:table-cell>
          <table:table-cell office:value-type="string" calcext:value-type="string">
            <text:p>DR1 Abandoned Floor with no Door Textures, Again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581.pak</text:p>
          </table:table-cell>
          <table:table-cell office:value-type="string" calcext:value-type="string">
            <text:p>DR1 Floor 5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583.pak</text:p>
          </table:table-cell>
          <table:table-cell office:value-type="string" calcext:value-type="string">
            <text:p>DR1 Garden with Mukuro body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  <table:table-row table:style-name="ro2">
          <table:table-cell office:value-type="string" calcext:value-type="string">
            <text:p>bg_920.pak</text:p>
          </table:table-cell>
          <table:table-cell office:value-type="string" calcext:value-type="string">
            <text:p>DR1 Class Trial CH 1</text:p>
          </table:table-cell>
          <table:table-cell table:number-columns-repeated="3"/>
          <table:table-cell office:value-type="string" calcext:value-type="string">
            <text:p>Staging Roo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8:41:46.969730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52:45.367564768</meta:creation-date>
    <dc:date>2026-01-01T08:42:41.993736962</dc:date>
    <meta:editing-duration>PT2H42M20S</meta:editing-duration>
    <meta:editing-cycles>49</meta:editing-cycles>
    <meta:generator>LibreOffice/25.8.4.2$Linux_X86_64 LibreOffice_project/290daaa01b999472f0c7a3890eb6a550fd74c6df</meta:generator>
    <meta:document-statistic meta:table-count="2" meta:cell-count="944" meta:object-count="0"/>
  </office:meta>
</office:document-meta>
</file>